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603" officeooo:paragraph-rsid="001be603"/>
    </style:style>
    <style:style style:name="P2" style:family="paragraph" style:parent-style-name="Standard">
      <style:text-properties officeooo:rsid="001be603" officeooo:paragraph-rsid="001d012b"/>
    </style:style>
    <style:style style:name="P3" style:family="paragraph" style:parent-style-name="Standard">
      <style:text-properties officeooo:rsid="001be603" officeooo:paragraph-rsid="001d20a2"/>
    </style:style>
    <style:style style:name="P4" style:family="paragraph" style:parent-style-name="Standard">
      <style:text-properties officeooo:rsid="001d012b" officeooo:paragraph-rsid="001d012b"/>
    </style:style>
    <style:style style:name="P5" style:family="paragraph" style:parent-style-name="Standard">
      <style:text-properties officeooo:rsid="001d20a2" officeooo:paragraph-rsid="001d20a2"/>
    </style:style>
    <style:style style:name="P6" style:family="paragraph" style:parent-style-name="Text_20_body">
      <style:text-properties officeooo:paragraph-rsid="001d20a2"/>
    </style:style>
    <style:style style:name="T1" style:family="text">
      <style:text-properties officeooo:rsid="001be603"/>
    </style:style>
    <style:style style:name="T2" style:family="text">
      <style:text-properties officeooo:rsid="001d012b"/>
    </style:style>
    <style:style style:name="T3" style:family="text">
      <style:text-properties officeooo:rsid="001d20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art</text:p>
      <text:p text:style-name="P1"/>
      <text:p text:style-name="P1">Contratar servidor</text:p>
      <text:p text:style-name="P1"/>
      <text:p text:style-name="P1">Es un servidor Americano? SI/NO</text:p>
      <text:p text:style-name="P1"><text:s text:c="3"/>Si SI es dicho servidor Sudamericano? SI1/NO1</text:p>
      <text:p text:style-name="P1"><text:s text:c="3"/>Si NO es dicho servidor Europeo SI2/NO2</text:p>
      <text:p text:style-name="P1"><text:s text:c="3"/><text:span text:style-name="T2">Fin</text:span></text:p>
      <text:p text:style-name="P1"/>
      <text:p text:style-name="P1"><text:s/>Si SI1 escribir ingrese su cantidad de GB a usar</text:p>
      <text:p text:style-name="P1"><text:s text:c="3"/>Leer “cantidad de GB” </text:p>
      <text:p text:style-name="P6"><text:s text:c="3"/>Multiplicar Cantidad de GB*0,05<text:span text:style-name="T3">= Dinero</text:span></text:p>
      <text:p text:style-name="P1"><text:span text:style-name="T2"><text:s text:c="3"/>L</text:span>eer <text:s/>Cantidad de GB &gt;10000? SI<text:span text:style-name="T2">9</text:span>/NO<text:span text:style-name="T2">3</text:span></text:p>
      <text:p text:style-name="P2"><text:s text:c="3"/><text:span text:style-name="T2">Fin</text:span></text:p>
      <text:p text:style-name="P2"/>
      <text:p text:style-name="P2"><text:s text:c="2"/>Si<text:span text:style-name="T2"> NO3 Pagar Cuenta</text:span></text:p>
      <text:p text:style-name="P1"><text:s text:c="3"/><text:span text:style-name="T2">Escribir Pagaras en Dolares SI</text:span><text:span text:style-name="T3">4</text:span><text:span text:style-name="T2">/NO4</text:span></text:p>
      <text:p text:style-name="P1"><text:s text:c="3"/><text:span text:style-name="T2">Fin</text:span></text:p>
      <text:p text:style-name="P1"/>
      <text:p text:style-name="P1"><text:s text:c="2"/>Si NO1 escribir su servidor es Centroamericano? SI<text:span text:style-name="T2">5</text:span>/NO<text:span text:style-name="T2">5</text:span></text:p>
      <text:p text:style-name="P2"><text:s text:c="3"/><text:span text:style-name="T2">Si SI5 E</text:span>scribir ingrese su cantidad de GB a usar</text:p>
      <text:p text:style-name="P2"><text:s text:c="3"/>Leer “cantidad de GB” </text:p>
      <text:p text:style-name="P3"><text:s text:c="3"/>Multiplicar Cantidad de GB*0,0<text:span text:style-name="T2">3 </text:span><text:span text:style-name="T3">= Dinero</text:span></text:p>
      <text:p text:style-name="P2"><text:s text:c="3"/>Leer <text:s/>Cantidad de GB &gt;10000? SI<text:span text:style-name="T2">9</text:span>/NO<text:span text:style-name="T2">3</text:span></text:p>
      <text:p text:style-name="P4"><text:s text:c="3"/>Fin</text:p>
      <text:p text:style-name="P1"/>
      <text:p text:style-name="P1"><text:s text:c="2"/><text:span text:style-name="T2">Si NO5 escribir tu servidor es Norteamericano</text:span></text:p>
      <text:p text:style-name="P2"><text:s text:c="3"/><text:span text:style-name="T2">E</text:span>scribir ingrese su cantidad de GB a usar</text:p>
      <text:p text:style-name="P2"><text:s text:c="3"/>Leer “cantidad de GB” </text:p>
      <text:p text:style-name="P3"><text:s text:c="3"/>Multiplicar Cantidad de GB*0,0<text:span text:style-name="T2">2 </text:span><text:span text:style-name="T3">= Dinero</text:span></text:p>
      <text:p text:style-name="P2"><text:s text:c="3"/>Leer <text:s/>Cantidad de GB &gt;10000? SI<text:span text:style-name="T2">9</text:span>/NO<text:span text:style-name="T2">3</text:span></text:p>
      <text:p text:style-name="P2"><text:span text:style-name="T2"><text:s text:c="3"/>Fin</text:span></text:p>
      <text:p text:style-name="P2"/>
      <text:p text:style-name="P4"><text:s text:c="2"/>Si SI2<text:span text:style-name="T1"> </text:span>E<text:span text:style-name="T1">scribir ingrese su cantidad de GB a usar</text:span></text:p>
      <text:p text:style-name="P2"><text:s text:c="3"/>Leer “cantidad de GB” </text:p>
      <text:p text:style-name="P3"><text:s text:c="3"/>Leer <text:s/>Cantidad de GB &gt;10000? SI<text:span text:style-name="T2">9</text:span>/NO<text:span text:style-name="T2">3</text:span></text:p>
      <text:p text:style-name="P2"><text:s text:c="3"/>Multiplicar Cantidad de GB*0,0<text:span text:style-name="T3">7 = Dinero</text:span></text:p>
      <text:p text:style-name="P2"><text:span text:style-name="T2"><text:s text:c="3"/>Fin</text:span></text:p>
      <text:p text:style-name="P2"/>
      <text:p text:style-name="P3"><text:s text:c="2"/><text:span text:style-name="T3">Si NO2 </text:span><text:span text:style-name="T2">scribir tu servidor es </text:span><text:span text:style-name="T3">de Asia/Oceania</text:span></text:p>
      <text:p text:style-name="P3"><text:s text:c="3"/><text:span text:style-name="T2">E</text:span>scribir ingrese su cantidad de GB a usar</text:p>
      <text:p text:style-name="P3"><text:s text:c="3"/>Leer “cantidad de GB” </text:p>
      <text:p text:style-name="P3"><text:s text:c="3"/>Multiplicar Cantidad de GB*0,0<text:span text:style-name="T3">9 = Dinero</text:span></text:p>
      <text:p text:style-name="P3"><text:s text:c="3"/>Leer <text:s/>Cantidad de GB &gt;10000? SI<text:span text:style-name="T2">9</text:span>/NO<text:span text:style-name="T2">3</text:span></text:p>
      <text:p text:style-name="P3"><text:span text:style-name="T2"><text:s text:c="3"/>Fin</text:span></text:p>
      <text:p text:style-name="P3"/>
      <text:p text:style-name="P3"><text:s/><text:span text:style-name="T3">Si SI9 Leer Dinero </text:span></text:p>
      <text:p text:style-name="P3"><text:s text:c="3"/><text:span text:style-name="T3">Multiplicar Dinero*0,2 = V</text:span></text:p>
      <text:p text:style-name="P3"><text:soft-page-break/><text:s text:c="3"/><text:span text:style-name="T3">Sumar Dinero + V</text:span></text:p>
      <text:p text:style-name="P3"><text:s text:c="3"/><text:span text:style-name="T3">Enviar a NO3</text:span></text:p>
      <text:p text:style-name="P5"><text:s text:c="3"/>Fin</text:p>
      <text:p text:style-name="P5"/>
      <text:p text:style-name="P5">Si NO4 traspasar Moneda a usar a dólar </text:p>
      <text:p text:style-name="P5"><text:s text:c="3"/>Enviar a SI4</text:p>
      <text:p text:style-name="P5"><text:s text:c="3"/>Fin</text:p>
      <text:p text:style-name="P5"/>
      <text:p text:style-name="P5">Si SI4 Leer Variable</text:p>
      <text:p text:style-name="P5"><text:s text:c="3"/>Cobrar Variable </text:p>
      <text:p text:style-name="P5"><text:s text:c="3"/>Fin</text:p>
      <text:p text:style-name="P5"/>
      <text:p text:style-name="P5">End</text:p>
      <text:p text:style-name="P5"/>
      <text:p text:style-name="P3"><text:s text:c="3"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5:18:05.925608030</meta:creation-date>
    <dc:date>2023-04-28T15:50:50.655908480</dc:date>
    <meta:editing-duration>PT2S</meta:editing-duration>
    <meta:editing-cycles>1</meta:editing-cycles>
    <meta:document-statistic meta:table-count="0" meta:image-count="0" meta:object-count="0" meta:page-count="2" meta:paragraph-count="50" meta:word-count="222" meta:character-count="1368" meta:non-whitespace-character-count="1059"/>
    <meta:generator>LibreOffice/7.3.7.2$Linux_X86_64 LibreOffice_project/30$Build-2</meta:generator>
  </office:meta>
</office:document-meta>
</file>